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fo:background-color="transparent" style:font-weight-asian="normal" style:font-weight-complex="normal"/>
    </style:style>
    <style:style style:name="P5" style:family="paragraph" style:parent-style-name="Standard">
      <style:paragraph-properties fo:text-align="justify" style:justify-single-word="false"/>
      <style:text-properties fo:font-weight="normal" fo:background-color="#adff2f" style:font-weight-asian="normal" style:font-weight-complex="normal"/>
    </style:style>
    <style:style style:name="P6" style:family="paragraph" style:parent-style-name="Standard">
      <style:paragraph-properties fo:text-align="justify" style:justify-single-word="false"/>
      <style:text-properties fo:font-weight="normal" officeooo:rsid="00432584" officeooo:paragraph-rsid="00432584" fo:background-color="#adff2f" style:font-weight-asian="normal" style:font-weight-complex="normal"/>
    </style:style>
    <style:style style:name="P7" style:family="paragraph" style:parent-style-name="Standard">
      <style:paragraph-properties fo:text-align="justify" style:justify-single-word="false"/>
      <style:text-properties fo:font-weight="normal" fo:background-color="#ff4500" style:font-weight-asian="normal" style:font-weight-complex="normal"/>
    </style:style>
    <style:style style:name="P8" style:family="paragraph" style:parent-style-name="Standard">
      <style:paragraph-properties fo:text-align="justify" style:justify-single-word="false"/>
      <style:text-properties fo:font-weight="normal" fo:background-color="transparent" style:font-weight-asian="normal" style:font-weight-complex="normal"/>
    </style:style>
    <style:style style:name="P9" style:family="paragraph" style:parent-style-name="Standard">
      <style:paragraph-properties fo:text-align="justify" style:justify-single-word="false"/>
      <style:text-properties fo:font-weight="normal" officeooo:rsid="00432584" officeooo:paragraph-rsid="00432584" fo:background-color="transparent" style:font-weight-asian="normal" style:font-weight-complex="normal"/>
    </style:style>
    <style:style style:name="P10" style:family="paragraph" style:parent-style-name="Standard">
      <style:paragraph-properties fo:text-align="justify" style:justify-single-word="false"/>
      <style:text-properties fo:font-weight="normal" officeooo:rsid="00432584" officeooo:paragraph-rsid="00432584" fo:background-color="transparent" style:font-weight-asian="normal" style:font-weight-complex="normal"/>
    </style:style>
    <style:style style:name="P11" style:family="paragraph" style:parent-style-name="Standard">
      <style:paragraph-properties fo:text-align="justify" style:justify-single-word="false"/>
      <style:text-properties fo:font-weight="normal" officeooo:rsid="00432584" officeooo:paragraph-rsid="004d4891" fo:background-color="transparent" style:font-weight-asian="normal" style:font-weight-complex="normal"/>
    </style:style>
    <style:style style:name="P12" style:family="paragraph" style:parent-style-name="Standard">
      <style:paragraph-properties fo:text-align="justify" style:justify-single-word="false"/>
      <style:text-properties fo:font-weight="bold" fo:background-color="transparent" style:font-weight-asian="bold" style:font-weight-complex="bold"/>
    </style:style>
    <style:style style:name="P13" style:family="paragraph" style:parent-style-name="Standard">
      <style:paragraph-properties fo:text-align="justify" style:justify-single-word="false"/>
      <style:text-properties fo:font-weight="bold" officeooo:rsid="00432584" officeooo:paragraph-rsid="00432584" fo:background-color="transparent" style:font-weight-asian="bold" style:font-weight-complex="bold"/>
    </style:style>
    <style:style style:name="P14" style:family="paragraph" style:parent-style-name="Standard">
      <style:paragraph-properties fo:text-align="justify" style:justify-single-word="false"/>
      <style:text-properties fo:font-weight="bold" officeooo:rsid="00432584" officeooo:paragraph-rsid="00432584" fo:background-color="transparent" style:font-weight-asian="bold" style:font-weight-complex="bold"/>
    </style:style>
    <style:style style:name="T1" style:family="text">
      <style:text-properties fo:background-color="#adff2f" loext:char-shading-value="0"/>
    </style:style>
    <style:style style:name="T2" style:family="text">
      <style:text-properties fo:background-color="#adff2f" loext:char-shading-value="0"/>
    </style:style>
    <style:style style:name="T3" style:family="text">
      <style:text-properties officeooo:rsid="004d4891" fo:background-color="#adff2f" loext:char-shading-value="0"/>
    </style:style>
    <style:style style:name="T4" style:family="text">
      <style:text-properties fo:background-color="#ff4500" loext:char-shading-value="0"/>
    </style:style>
    <style:style style:name="T5" style:family="text">
      <style:text-properties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lección Genómica en Arroz: Resultados Empíricos e Implicaciones para el Mejoramiento</text:p>
      <text:p text:style-name="P1"/>
      <text:p text:style-name="P3"><text:span text:style-name="T1">La selección genómica (GS) ha surgido de la conjunción de nuevas tecnologías de marcadores de alto rendimiento y nuevos métodos estadísticos que permiten el análisis de la arquitectura genética de rasgos complejos en el marco de efectos de modelo infinitesimal, en lugar de un modelo de números limitados de loci de rasgos cuantitativos (QTL) de efectos variables.</text:span> <text:span text:style-name="T1">Se refiere a métodos que usan marcadores densos de todo el genoma, principalmente polimorfismos de un solo nucleótido (SNP), para la predicción de valores genéticos con suficiente precisión para permitir la selección solo en esa predicción.</text:span> Consiste en (i) usar todos los marcadores (a menudo grandes cantidades) simultáneamente para construir un modelo de relaciones genotipo-fenotipo en una población de entrenamiento (TP), teniendo en cuenta también el desequilibrio de ligamiento (LD) entre los marcadores, y (ii) usando el modelo para predecir la estimación genómica de los valores genéticos (GEBV) de los candidatos en una población reproductiva (CP) (Meuwissen et al., 2001; Heffner et al., 2009). <text:span text:style-name="T1">Extiende el uso de marcadores para mejorar rasgos altamente poligénicos, como el rendimiento, la tolerancia al estrés abiótico y la eficiencia en el uso de los recursos.</text:span></text:p>
      <text:p text:style-name="P5"/>
      <text:p text:style-name="P5">La eficacia de GS depende, entre otros factores, del grado de correlación entre el GEBV predicho y el valor genético real, es decir, la capacidad predictiva de predicción (PA). En la práctica, la PA de predicción genómica se evalúa mediante la correlación entre GEBV y el fenotipo realizado.</text:p>
      <text:p text:style-name="P5"/>
      <text:p text:style-name="P5">Las perspectivas de las aplicaciones de GS en el fitomejoramiento han dado lugar a muchos estudios que utilizan un enfoque de simulación o datos empíricos para analizar los efectos de los factores que afectan la PA de las predicciones genómicas. Estos factores interrelacionados incluyen las características de TP y CP y la relación entre las dos poblaciones, las características del rasgo fenotípico objetivo, las características de los datos genotípicos (densidad de marcadores, LD y frecuencia de alelos menores) y los métodos de predicción.</text:p>
      <text:p text:style-name="P5"/>
      <text:p text:style-name="P4"><text:span text:style-name="T1">Las características de la TP que afectan a la PA de predicción genómica incluyen su tamaño, su estructura y su relación con la CP.</text:span> Meuwissen (2009) mostró que el tamaño de TP dependía del tamaño efectivo de la población (Ne) y la longitud del genoma (L) en Morgans (M). Del mismo modo, predecir los valores genéticos de individuos no emparentados requirió un TP mucho mayor que predecir individuos que son descendientes del TP. En los dos casos, el tamaño óptimo de la TP sería 2 × Ne × L. <text:span text:style-name="T1">El trabajo de simulación de Meuwissen (2009) también mostró que el número óptimo de marcadores para predecir los valores reproductivos de individuos no emparentados sería 10 × Ne × L. En En el caso del arroz (Ne = 50, L = 15 M), estos hallazgos implicarían un TP de 1500 individuos genotipados con 7500 marcadores, siempre que los marcadores estén distribuidos uniformemente a lo largo del genoma.</text:span> <text:span text:style-name="T1">Las características del rasgo objetivo reportadas para influir en la PA de las predicciones genómicas incluyen su heredabilidad, el número de QTL, la distribución de sus efectos alélicos y frecuencias, y la magnitud relativa de las variaciones genéticas aditivas y no aditivas (Hayes et al., 2009; Jannink et al., 2010; Howard et al., 2014).</text:span> <text:span text:style-name="T1">Las características de los datos genotípicos incluyen la densidad y distribución de marcadores a lo largo del genoma, la extensión de LD y la frecuencia de alelos menores (MAF).</text:span> <text:span text:style-name="T1">La precisión de los diferentes métodos de predicción depende de los factores enumerados anteriormente, es decir, las características del rasgo objetivo, la densidad y distribución de los marcadores, el tamaño y la estructura de la TP, y el grado de relación entre TP y CP ( Heslot et al., 2012; de los Campos et al., 2015; Crossa et al., 2017).</text:span></text:p>
      <text:p text:style-name="P5"/>
      <text:p text:style-name="P4"><text:span text:style-name="T1">Para que GS se convierta en un método práctico para el fitomejoramiento, especialmente para los principales cultivos anuales, se deben abordar al menos tres aspectos metodológicos: (i) método para el establecimiento del TP para tomar decisiones de selección en el mejoramiento genealógico dentro de la </text:span><text:soft-page-break/><text:span text:style-name="T1">progenie de cruces biparentales; (ii) método para dar cuenta de la información disponible sobre genes/QTL involucrados en el determinismo de caracteres complejos; y (iii) método para tener en cuenta las interacciones genotipo-por-ambiente (GEI, por sus siglas en inglés) tal como se observa en ensayos en múltiples ubicaciones de líneas de reproducción avanzadas y/o en experimentos en ambientes manejados para evaluar la tolerancia a estreses abióticos (sequía, temperaturas extremas, salinidad, etc).</text:span></text:p>
      <text:p text:style-name="P5"/>
      <text:p text:style-name="P4"><text:span text:style-name="T4">Aquí presentamos: (i) una revisión de estudios empíricos que analizan los factores que afectan la PA de GEBV en arroz</text:span>, y (ii) algunos de los resultados del análisis de los temas mencionados anteriormente (TP para mejoramiento genético, contabilización de GEI y rasgo). -marcadores específicos) por el equipo de Innovación Genética y Varietal del CIRAD involucrado en la implementación de diferentes programas de mejoramiento de arroz a nivel mundial.</text:p>
      <text:p text:style-name="P4"/>
      <text:p text:style-name="P2">Factores que afectan la capacidad predictiva de la predicción genómica en arroz</text:p>
      <text:p text:style-name="P4"/>
      <text:p text:style-name="P4">Los estudios empíricos que analizan los factores que afectan la capacidad predictiva de la predicción genómica en el arroz se enumeran en la Tabla 15.1. En esencia, los estudios empíricos individuales no son la herramienta más poderosa para el análisis de los efectos de los factores interrelacionados que afectan la capacidad predictiva de la predicción genómica. Sin embargo, cuando son congruentes, los resultados de tales estudios proporcionan valiosas indicaciones prácticas.</text:p>
      <text:p text:style-name="P4"/>
      <text:p text:style-name="P2">Características de la población de formación</text:p>
      <text:p text:style-name="P4"/>
      <text:p text:style-name="P4"><text:span text:style-name="T1">Las características de la TP que afectan la PA de las predicciones genómicas incluyen su tamaño, su estructura y su relación con la CP.</text:span> En los experimentos de predicción basados ​​en validación cruzada que revisamos, el tamaño del TP fue de alrededor de cuatro quintos del número total de entradas disponibles, que varió de 110 a 575. El tamaño resultante del TP fue muy inferior el valor teórico de 1500 para un Ne de 50. De hecho, como informan Grenier et al. (2015), el Ne superior a 50 se puede observar en una población de base genética bastante limitada. <text:span text:style-name="T1">Estos pequeños tamaños de la TP son probablemente una de las causas de la baja PA de predicción genómica observada en todos los estudios, incluso para rasgos fenotípicos de alta heredabilidad, como los días a floración (Cuadro 15.1). </text:span><text:span text:style-name="T4">El efecto de la estructura de la población ha sido analizado en varios estudios. Utilizando un panel de diversidad de 413 accesiones compuestas por representantes de los principales grupos genéticos de Oryza sativa (índica, japonica templada, japonica tropical, aus), Guo et al. (2014) analizaron el efecto de la estructura poblacional. Informaron que las predicciones más precisas se obtuvieron mediante muestreo estratificado del conjunto de entrenamiento, es decir, presencia de representantes de cada grupo genético tanto en el conjunto de entrenamiento como en el de validación. Utilizando la misma población, Isidor et al. (2015) compararon el PA de cinco algoritmos de optimización de la PT (muestreo estratificado, media del coeficiente de determinación [CDmean], media de la varianza del error predictor [PEVmean], estratificado CDmean [StratCDmean] y muestreo aleatorio). En presencia de una fuerte estructura poblacional, el muestreo estratificado mostró la PA más alta para todos los rasgos. Grenier et al. (2015) llegaron a conclusiones similares con líneas de mejoramiento extraídas de cuatro poblaciones sintéticas de japónica tropical. Cualquiera que sea el rasgo, se obtuvieron AP idénticos cuando las líneas que componen TP y CP se muestrearon aleatoriamente (sin considerar su pertenencia a una de las cuatro subpoblaciones) o cuando TP y CP se componían de una proporción equilibrada de cada una de las cuatro subpoblaciones. Por otro lado, se observó una PA significativamente menor cuando el TP comprendía todas las líneas de tres de las subpoblaciones y el CP comprendía todas las líneas de la cuarta subpoblación.</text:span></text:p>
      <text:p text:style-name="P7"/>
      <text:p text:style-name="P4"><text:soft-page-break/>La importancia de la relación entre el TP y el CP fue confirmada además por Ben Hassen et al. (2017) en su experimento de predicción de progenie. Demostraron que el tamaño de la PT (284 accesiones, incluidas 31 accesiones que fueron los progenitores de CP) podría reducirse a un tercio sin una disminución significativa de la PA, si las accesiones que componen este tercio fueran las más relacionadas con el accesiones del CP e incluyó a los 31 padres.</text:p>
      <text:p text:style-name="P4"/>
      <text:p text:style-name="P2">Efecto de las características de los rasgos</text:p>
      <text:p text:style-name="P4"/>
      <text:p text:style-name="P4">En la mayoría de los experimentos de predicción genómica del arroz, los PA para características, como los días hasta la floración (DTF) y la altura de la planta (PH), son más altos que los del rendimiento de grano (GY) o su proxy, el peso de la panícula (Cuadro 15.1). Casi todos esos experimentos también informan una heredabilidad mucho mayor para DTF y PH que para GY, <text:span text:style-name="T1">lo que confirma la relación positiva entre la heredabilidad de rasgos y la PA de la predicción genómica.</text:span> Por ejemplo, Grenier et al. (2015) reportaron diferencias altamente significativas para PA entre PH y GY, en su población de 343 líneas S2:4 extraídas de una población sintética de japónica. En su experimento, la heredabilidad de PH y GY fue de 0,58 y 0,29, respectivamente. Asimismo, Guo et al. (2014), utilizando un panel de diversidad de 413 accesiones, informaron una variación de PA que oscilaba entre 0,44 y 0,84 según los rasgos fenotípicos y atribuyeron la variación a las diferencias en la heredabilidad de los rasgos. Hay indicaciones menos directas disponibles con respecto al efecto de la arquitectura genética del rasgo objetivo. Utilizando datos genotípicos y fenotípicos de 300 líneas índica élite, Spindel et al. (2015) informaron una PA más baja de las predicciones genómicas para GY en comparación con DTF. Cuando los mismos datos sirvieron para el mapeo de QTL por GWAS, no se detectaron QTL de efecto grande para GY, mientras que para DTF se detectó un solo QTL de efecto muy grande.</text:p>
      <text:p text:style-name="P4"/>
      <text:p text:style-name="P2">Efecto de las características de los datos genotípicos (densidad de marcadores, desequilibrio de ligamiento y frecuencia de alelos menores)</text:p>
      <text:p text:style-name="P2"/>
      <text:p text:style-name="P4">El número de marcadores utilizados en los experimentos de predicción genómica del arroz varió de 3071 a 2 395 866 (Tabla 15.1), lo que representa densidades de 8 a 560 SNP por Mb, a menudo mucho más altas que el número teórico de marcadores, 7500 (densidad de 19,5 SNP por Mb). Megabyte). <text:span text:style-name="T1">Análisis del efecto de la densidad de marcadores en la PA de la predicción genómica por Spindel et al. (2015), utilizando diferentes subconjuntos de los 73 147 SNP disponibles, demostraron que una cantidad de marcadores &gt;7500 no mejoró la PA de las predicciones genómicas entre una población de 363 líneas índica élite.</text:span> Grenier et al. (2015) informaron que los PA más grandes para PH y GY, entre las 343 líneas de japónica tropical S2:4, se lograron con una densidad de marcadores de 13 SNP por Mb. <text:span text:style-name="T1">Bhandari et al. (2019) compararon la PA de la predicción genómica para GY, PH y DTF en una población de referencia del programa de mejoramiento de tierras bajas de secano del Instituto Internacional de Investigación del Arroz (IRRI), utilizando 15 matrices de incidencia, con un número de marcadores que oscila entre 3000 y 215 000. SNP. Las 15 matrices se establecieron combinando cinco umbrales de LD (r2 ≤ 0,25, r2 ≤ 0,50, r2 ≤ 0,75, r2 ≤ 0,90 y r2 ≤ 1) con tres umbrales de MAF (≥2%, ≥5% y ≥25%) . Se observaron diferencias significativas para PA solo para la variación de LD. Cualquiera que sea el rasgo, las matrices de incidencia con valor de LD de r2 ≤ 0,50 dieron lugar a una PA significativamente mayor que la de r2 &gt; 0,5. Se concluyó que una densidad de marcador de 27 SNP por Mb era suficiente.</text:span></text:p>
      <text:p text:style-name="P5"/>
      <text:p text:style-name="P4"><text:span text:style-name="T1">Estas variaciones de la densidad óptima de marcadores entre diferentes estudios probablemente se deban a diferencias en la extensión de LD dentro del material vegetal utilizado en cada estudio. La baja densidad óptima de marcadores reportada por Grenier et al. (2015) es probablemente atribuible a la gran extensión de LD (r2 = 0,59 a una distancia por pares entre marcadores de 0–25 kb y r2 = 0,2 a una </text:span><text:soft-page-break/><text:span text:style-name="T1">distancia de 0,9–1,5 Mb) entre las líneas S3:4 pertenecientes a la japónica tropical. grupo genético, conocido por su gran LD. La densidad óptima mucho mayor de marcadores informados por Bhandari et al. (2019) debe atribuirse a la extensión bastante baja de LD (r2 = 0,103 a distancias por pares entre 0 y 25 kb) entre el panel de diversidad compuesto por accesiones pertenecientes a los grupos genéticos indica y aus.</text:span></text:p>
      <text:p text:style-name="P5"/>
      <text:p text:style-name="P2">Efecto de los métodos de predicción</text:p>
      <text:p text:style-name="P2"/>
      <text:p text:style-name="P4">Se utilizaron al menos diez métodos diferentes en todos los estudios. La mejor predicción lineal imparcial genómica (GBLUP) fue el método más utilizado. Los estudios generalmente compararon de dos a cuatro métodos, pero Onogi et al. (2015) y Grenier et al. (2015) compararon hasta nueve métodos. Utilizando ocho rasgos fenológicos y morfológicos de 110 cultivares de arroz, principalmente desarrollados en Japón, <text:span text:style-name="T2">Onogi et al. (2015) compararon los rendimientos de nueve métodos de predicción genómica: GBLUP, regresión espacial de Hilbert del kernel de reproducción (RKHS), Lasso, red elástica, bosque aleatorio, lazo bayesiano, lazo bayesiano extendido, regresión de contracción bayesiana ponderada y el promedio de todos los métodos . GBLUP fue el más preciso para un rasgo, RKHS y el promedio de todos los métodos para dos rasgos, y random forest para tres rasgos.</text:span> Los métodos también se compararon mediante simulación. Las condiciones consideradas en los experimentos de simulación incluyeron factores relacionados con los rasgos (número de QTL y heredabilidad) y con TP (tamaño y extensión de LD). El lazo bayesiano, el lazo bayesiano extendido y los métodos de promediación mostraron un desempeño estable en los escenarios simulados, mientras que los otros métodos, excepto la regresión de contracción bayesiana ponderada (que tuvo un desempeño deficiente en la mayoría de los escenarios), tenían áreas específicas de aplicabilidad. Grenier et al. informaron interacciones similares entre los métodos de predicción y los rasgos fenotípicos. (2015) y Spindel et al. (2015).</text:p>
      <text:p text:style-name="P4"/>
      <text:p text:style-name="P2">Diseño de la población de entrenamiento para el mejoramiento genético</text:p>
      <text:p text:style-name="P4"/>
      <text:p text:style-name="P4">Una pregunta importante en la aplicación de GS en el contexto de mejoramiento genético entre la progenie de cruces biparentales es cómo debe construirse el TP para predecir la progenie de cruces individuales. Los primeros intentos de responder a esta pregunta en relación con el mejoramiento del maíz han explorado principalmente opciones en las que el TP se construyó a partir de múltiples familias biparentales pequeñas relacionadas o no relacionadas. Por ejemplo, el TP estaba compuesto por líneas doblemente haploides (DH) de hermanos completos que formaban el CP (Goddard y Hayes, 2009; Lorenzana y Bernardo, 2009), o líneas DH de medios hermanos del CP, o combinaciones de -hermano, medio hermano y líneas no relacionadas (Meuwissen, 2009; Riedelsheimer et al., 2013). Más recientemente, se investigó un segundo enfoque en varios cultivos. Consiste en usar un conjunto de referencia para entrenar el modelo de predicción y en usar este modelo para predecir el desempeño de las progenies de cruces biparentales entre miembros del conjunto de referencia. Por ejemplo, Hofheinz et al. (2012) utilizaron un conjunto de referencia de 310 líneas puras de remolacha azucarera para predecir el valor cruzado de prueba de 56 progenies puras derivadas de ocho cruces entre seis líneas del conjunto de referencia e informaron una precisión de predicción promedio de 0,79 para el contenido de azúcar. Salam et al. (2015) utilizaron un conjunto de entrenamiento de 168 líneas de cebada y cinco conjuntos de 96 líneas de progenie representativas de las líneas de mejoramiento desarrolladas en cinco años consecutivos (el conjunto de entrenamiento incluía a los padres de los conjuntos de progenie) e informaron una precisión de predicción de alrededor de 0,50 para el rendimiento de grano. Asimismo, Gezan et al. (2017) utilizaron un panel representativo del programa de mejoramiento de fresas de la Universidad de Florida y conjuntos de progenies derivados del apareamiento circular de 31 miembros <text:soft-page-break/>del panel e informaron una precisión de predicción que va de 0,16 a 0,77, según las características y método de ajuste del modelo utilizado.</text:p>
      <text:p text:style-name="P4"/>
      <text:p text:style-name="P4">En arroz, nuestro equipo informó la primera evaluación empírica de los rendimientos de GS para el mejoramiento de pedigrí en la progenie de cruces biparentales (Ben Hassen et al., 2017). El TP estuvo representado por la población de referencia del programa de mejoramiento de arroz Consiglio Ricerche in Agricoltura (CRA; Vercelli, Italia) compuesto por 284 accesiones pertenecientes al grupo japonica, y el CP estuvo compuesto por 97 accesiones endogámicas avanzadas (F 5 –F 7 ). líneas derivadas de 36 cruces biparentales que involucran 31 accesiones del TP. Los rasgos objetivo tanto para TP como para CP fueron DTF, peso de la panoja (PW) y el índice de balance de nitrógeno (NI). Se consideraron seis escenarios, que representan diferentes grados de relación entre el conjunto de entrenamiento y el conjunto de progenie y diferentes tamaños del conjunto de entrenamiento, y tres métodos de predicción (Tabla 15.2). Además, entre los seis escenarios, se implementaron tres (S1, S2 y S3) con dos métodos diferentes de selección de individuos en el conjunto de entrenamiento. Bajo el primer método (a), el conjunto de entrenamiento estaba compuesto por accesiones del TP con las distancias euclidianas por pares promedio más bajas con las 31 líneas parentales del CP. Bajo el segundo método (b), las accesiones del conjunto de entrenamiento fueron seleccionadas de entre las 284 accesiones de TP, usando el método CDmean de optimización del conjunto de entrenamiento (Rincent et al., 2012). El criterio de selección bajo CDmean se basa en la varianza del error de predicción (PEV) derivada de la matriz de relación aditiva realizada: el mejor modelo de predicción lineal imparcial. Bajo el método CDmean, se seleccionó un conjunto de entrenamiento dedicado para cada rasgo fenotípico para tener en cuenta la heredabilidad del rasgo.</text:p>
      <text:p text:style-name="P4"/>
      <text:p text:style-name="P4">La capacidad predictiva de nuestras predicciones de progenie entre las 97 líneas avanzadas de CP fue, en promedio, 0,51 para FL, 0,52 para NI y 0,54 para PW. Sin embargo, varió mucho con la composición del conjunto de entrenamiento (Fig. 15.1). El PA medio más bajo observado en el escenario S1a, en comparación con los escenarios S3a y S4, muestra que, además de la relación entre el conjunto de entrenamiento y CP, el tamaño del conjunto de entrenamiento también importa, e incluso las accesiones distantes pueden contribuir positivamente. a PA de predicciones. Los resultados del escenario S2a demuestran que se puede lograr una PA alta sin la presencia de las líneas parentales en el conjunto de entrenamiento, siempre que esté compuesto por individuos estrechamente relacionados con las líneas parentales. El PA más alto observado en el escenario S4 sugiere que todavía hay espacio para la optimización del tamaño y la composición del conjunto de entrenamiento; por ejemplo, por selección de los individuos TP estrechamente relacionados, proporcional a la contribución de cada línea parental a la composición de la CP. Los PA casi iguales observados en S3a y S4 sugieren que, más allá de un cierto umbral de tamaño del conjunto de entrenamiento compuesto por accesiones estrechamente relacionadas con el CP, la inclusión de individuos menos relacionados no mejora el PA de predicción. La comparación de la PA obtenida en los escenarios S1a, S2a y S3a, con la precisión obtenida con el conjunto de entrenamiento basado en la media de CD correspondiente (S1b, S2b y S3b) mostró casi ninguna ganancia en la capacidad predictiva para DTF y PW, y una ganancia casi sistemática en la capacidad predictiva. capacidad de alrededor de 0,1 para NI (datos no mostrados). Esto es probablemente atribuible al hecho de que nuestro escenario para la optimización del conjunto de entrenamiento también se basó en la relación entre el conjunto de entrenamiento y las líneas parentales del CP. Por último, pero importante, se obtuvieron precisiones bastante altas (hasta 0,7) entre las líneas de hermanos completos de cruces individuales. Sin embargo, el número de progenies por cruzamiento y el número de cruces analizados fueron demasiado pequeños para sacar conclusiones generales.</text:p>
      <text:p text:style-name="P4"/>
      <text:p text:style-name="P9">Se obtuvieron resultados similares en otro experimento de predicción de progenie dirigido a mejorar la capacidad de prevenir la acumulación de arsénico (As) en el grano de arroz (Frouin et al., 2019). El <text:soft-page-break/>problema afecta a muchos países productores de arroz y se atribuye a la presencia de una alta concentración de As en los arrozales (Brammer y Ravenscroft, 2009; Meharg et al., 2009). En este experimento, el TP estaba compuesto por 228 accesiones de japónica que representaban la Colección Núcleo de Arroz Europeo (Courtois et al., 2012) y el CP estaba compuesto por 95 líneas de mejoramiento avanzadas desarrolladas por el Centre Français du Riz (CFR) para la región de Camargue, Francia. La concentración de As en la hoja bandera (FL-As) y en el grano de carga (CG-As) se investigó en una prueba de campo con una concentración de As en el suelo de 10 mg kg-1. La capacidad predictiva de la predicción genómica entre poblaciones se evaluó bajo tres escenarios de composición del conjunto de entrenamiento. En el primer escenario (S1), el conjunto de entrenamiento incluía las 228 accesiones de TP. Bajo S2, el conjunto de entrenamiento estaba compuesto por 100 accesiones del TP, con las distancias euclidianas promedio por pares más bajas con las 95 líneas del CP. Bajo S3, se seleccionaron 100 accesiones del conjunto de entrenamiento de entre las 228 accesiones de TP, utilizando el método Cdmean.</text:p>
      <text:p text:style-name="P9"/>
      <text:p text:style-name="P9">Bajo el escenario S1, la PA de GEBV de las 95 líneas de CP fue, en promedio, 0.43 para FL-As y 0.48 para CG-As (Fig. 15.2). Los PA fueron mucho más bajos en S2, en comparación con S1. Bajo S3, el PA promedio fue ligeramente más alto que bajo S1 para CG-As (0.49) y mucho más bajo que bajo S1 para FL-As (0.34). Los dos métodos de predicción implementados (GBLUP y RKHS) proporcionaron niveles similares de AF. Sin embargo, hubo cierta interacción entre los métodos de predicción y los rasgos fenotípicos. La traducción del PA observado para CG-As bajo S3, en rendimientos fenotípicos promedio de líneas CP seleccionadas en base a su GEBV indica que, para una tasa de selección del 10 %, la diferencia en la ganancia genética entre la selección fenotípica y la selección basada en GEBV fue aproximadamente del 5% (Frouin et al., 2019).</text:p>
      <text:p text:style-name="P9"/>
      <text:p text:style-name="P13">Integración de la selección de marcadores específicos de rasgos</text:p>
      <text:p text:style-name="P9"/>
      <text:p text:style-name="P9"><text:span text:style-name="T2">Una característica común entre casi todos los estudios publicados sobre predicción genómica es el uso de marcadores seleccionados sobre la base de una variedad de criterios excepto la asociación con el rasgo objetivo. Los modelos de predicción se entrenan y el GEBV se calcula utilizando el mismo conjunto de marcadores para todos los rasgos fenotípicos a los que se dirigen los programas de mejoramiento, independientemente de su arquitectura genética. Zhang et al. (2010) simularon la capacidad predictiva de diferentes métodos de predicción genómica entrenados con una matriz de relaciones construida con marcadores de igual efecto (modelo infinitesimal) y con el mismo conjunto de marcadores con efectos ponderados. La predicción genómica con marcadores de efecto ponderado tuvo mayor capacidad predictiva. Zhang et al. informaron una mejora similar en la capacidad predictiva de la predicción genómica para rasgos complejos. (2010), cuando se construyó una matriz de relaciones de características específicas utilizando los resultados de los estudios de asociación del genoma completo (GWAS) disponibles en la literatura.</text:span></text:p>
      <text:p text:style-name="P9"><text:span text:style-name="T2"/></text:p>
      <text:p text:style-name="P10">Evaluamos la efectividad de la selección de marcadores específicos de rasgos, usando una población de referencia de 204 accesiones de tierras bajas de secano con 148,916 SNP y fenotipadas para DTF, PH y GY bajo tres ambientes manejados, E1, E2 y E3. E1 correspondió al cultivo estándar de arroz de tierras bajas, sin estrés. E2 correspondió al cultivo estándar de arroz de tierras bajas asociado con la aplicación de estrés por sequía en la etapa reproductiva. E3 correspondió al cultivo estándar de arroz de secano con estrés por sequía aplicado en la etapa reproductiva (Bhandari et al., 2019). Primero, la selección de marcadores basada en LD se realizó con un umbral de r ≤ 0.5 y MAF ≥ 5%. Produjo 28.091 SNP. Luego, se seleccionaron subconjuntos de 28 091 SNP específicos de rasgos para cada rasgo en cada entorno de sequía, utilizando los resultados de GWAS realizados con el conjunto completo de datos genotípicos de 148 916 SNP. Se consideraron dos escenarios de selección de marcadores de <text:soft-page-break/>características específicas: (i) implementación de los experimentos GWAS con las 204 accesiones completas (marcadores derivados de GWAS), y (ii) experimentos GWAS con accesiones (80% del total) que no no participar en el correspondiente proceso de entrenamiento del modelo del experimento de predicción genómica (S-GWAS). Los modelos de predicción utilizados fueron GBLUP y RKHS.</text:p>
      <text:p text:style-name="P10"/>
      <text:p text:style-name="P10"><text:span text:style-name="T1">Cualquiera que sea el rasgo fenotípico, el medio ambiente y el método de predicción genómica, los marcadores derivados de GWAS dieron como resultado PA sistemáticamente significativamente más alta (39% en promedio) que su contraparte derivada de LD (Fig. 15.3). Las interacciones entre el método de selección de marcadores, el método de predicción y el entorno también fueron a menudo muy significativas. Por ejemplo, bajo E1, las ganancias promedio de PA con marcadores derivados de GWAS, en comparación con los marcadores derivados de LD, fueron 29 % para DTF, 49 % para GY y 40 % para PH.</text:span></text:p>
      <text:p text:style-name="P10"><text:span text:style-name="T1"/></text:p>
      <text:p text:style-name="P10"><text:span text:style-name="T1">Los marcadores derivados de S-GWAS también dieron como resultado una PA de predicción genómica sistemáticamente más alta (9 % en promedio) que los marcadores derivados de LD correspondientes. La ganancia media en PA sobre los marcadores derivados de LD fue del 11 % con E1, del 10 % con E2 y del 6 % con E3. Los valores de la diferencia mínima significativa (LSD) de Fisher indican que las ganancias en PA para DTF, con marcadores derivados de S-GWAS (12% en promedio), fueron significativas en cada uno de los tres entornos. Para PH, las ganancias de PA (9% en promedio) fueron significativas solo bajo E1 y E3. Para GY, las ganancias de PA (6% en promedio) no fueron significativas en ninguno de los tres entornos.</text:span></text:p>
      <text:p text:style-name="P10"><text:span text:style-name="T1"/></text:p>
      <text:p text:style-name="P10"><text:span text:style-name="T1">Estas ganancias significativas en PA sugieren que la arquitectura genética de los tres rasgos fenotípicos considerados en nuestro estudio se desvía, hasta cierto punto, del modelo infinitesimal, y cada rasgo está controlado por diferentes conjuntos de QTL. Las ganancias en PA con la selección de marcadores basada en S-GWAS son menos importantes pero más realistas en el contexto de los programas de reproducción reales donde los datos fenotípicos no están disponibles para los individuos que son candidatos para la selección. Estas ganancias en PA, a pesar del tamaño limitado de nuestro TP y la heredabilidad bastante baja de los rasgos objetivo, lo que limita el poder para detectar QTL, sugieren que se podrían lograr ganancias más sustanciales en PA si se dispusiera de información QTL más consolidada. Esta información de QTL consolidada se puede construir a partir de la gran cantidad de bases de datos de QTL disponibles públicamente y SNP detectados en diferentes mapas de vinculación y experimentos GWAS. La información de QTL podría ayudar a construir matrices de relaciones genómicas específicas de rasgos, basadas en la matriz de relaciones genómicas de VanRaden modificada, con pesos de marcadores para cada locus, según lo propuesto por Zhang et al. (2014). </text:span></text:p>
      <text:p text:style-name="P10"><text:span text:style-name="T1"/></text:p>
      <text:p text:style-name="P14">Implicaciones para el mejoramiento de arroz</text:p>
      <text:p text:style-name="P10"/>
      <text:p text:style-name="P10"><text:span text:style-name="T1">Ahora se acepta ampliamente que la capacidad de predicción de rasgos complejos es mejor cuando se usa la predicción de marcadores de genoma completo que cuando se usan unos pocos marcadores dirigidos a unos pocos QTL (Crossa et al., 2017; Hickey et al., 2017).</text:span> Las reglas generales para la implementación del fitomejoramiento basado en GS también están bien establecidas, gracias a una extensa simulación y análisis empíricos basados en datos de los efectos de los factores que afectan la PA de GEBV en todos los cultivos principales, incluido el arroz. Recientemente llevamos a cabo una serie de estudios utilizando datos de programas de mejoramiento de arroz en curso para elaborar reglas de toma de decisiones para el esquema de mejoramiento de arroz más popular y para el objetivo de mejoramiento bastante común de potencial de rendimiento y tolerancia al estrés abiótico.</text:p>
      <text:p text:style-name="P10"/>
      <text:p text:style-name="P10"><text:soft-page-break/>El mejoramiento de pedigrí dentro de las progenies de cruces biparentales extraídos de una colección de trabajo o población de referencia (Fig. 15.5a) es el esquema más común para la mejora de rasgos complejos en el arroz, como en muchos otros cultivos autógamos (Bernardo, 2014). Descubrimos que el uso de datos fenotípicos y genotípicos de la población de referencia para entrenar el modelo de predicción hizo posible predecir los rendimientos entre la primera generación de progenie avanzada (F 5 -F 7 ) de un gran conjunto de cruces biparentales. Por lo tanto, los criadores pueden utilizar este enfoque de predicción en el marco de un esquema de cría de pedigrí. El enfoque se puede asociar con un avance generacional rápido (en viveros fuera de temporada o ambientes controlados), una práctica destinada a reducir la duración del ciclo de reproducción y, por lo tanto, acelerar la ganancia genética por unidad de tiempo (Fig. 15.5b). ; Collard et al., 2017). Podría ser necesaria una optimización específica del conjunto de entrenamiento para obtener la mejor precisión de predicción posible para la progenie de cada cruzamiento. El esquema también se puede aplicar cuando las líneas homocigóticas de cruces biparentales se producen por haplodiploidización, al menos en el grupo genético japonica, para el cual se dispone de un método de alto rendimiento (Alemanno y Guiderdoni, 1994). Dado que la línea avanzada basada en GS pasará por dos o tres ciclos de evaluación fenotípica, los datos recopilados brindarán la oportunidad de refinar aún más el modelo de entrenamiento (Heffner et al., 2010).</text:p>
      <text:p text:style-name="P10"/>
      <text:p text:style-name="P10">La alta capacidad predictiva de la predicción genómica en múltiples ambientes que observamos en dos estudios de casos de estrés abiótico manejado, allana el camino para una nueva opción de reproducción: realizar simultáneamente selección directa e indirecta para el rendimiento en ambientes estresados ​​y no estresados. . Requiere una población de entrenamiento cuidadosamente fenotipada bajo un ambiente favorable y una sequía manejada. Mientras que, en un primer paso de selección, la población candidata sería fenotipada solo bajo los ambientes favorables menos costosos (Fig. 15.5c), el candidato seleccionado sería fenotipado bajo el ambiente de estrés objetivo para determinar su GEBV y actualizar el modelo de predicción multiambiental para el próximo ciclo reproductivo (Heffner et al., 2009; Pszczola y Calus, 2016). El proceso puede implementarse en el marco de la cría de pedigrí de la progenie derivada de cruces biparentales entre miembros de la población de referencia del programa de cría, que se utiliza como población de entrenamiento, como lo muestran Ben Hassen et al. (2018).</text:p>
      <text:p text:style-name="P10"/>
      <text:p text:style-name="P6">La eficacia de los marcadores específicos de rasgos, en el contexto de la predicción genómica basada en modelos y en múltiples entornos, merece una investigación utilizando el enfoque de simulación. Sin embargo, los mejoradores deben considerar la inclusión de una cantidad limitada de marcadores específicos de rasgos (especialmente para los rasgos objetivo más importantes) al genotipificar poblaciones candidatas.</text:p>
      <text:p text:style-name="P10"/>
      <text:p text:style-name="P11"><text:span text:style-name="T1">El próximo paso para aprovechar el potencial de GS en el mejoramiento del arroz sería la adopción más amplia de un esquema de mejoramiento de la población (Guimaraes, 2005) que permita un aumento gradual en la frecuencia de alelos favorables y asegure un mejor mantenimiento del marcador QTL LD a lo largo de ciclos </text:span><text:span text:style-name="T3">de</text:span><text:span text:style-name="T1"> mejoramiento, y por lo tanto la persistencia del modelo de predicción. </text:span>Dichos esquemas asociados con modelos GS que predicen el valor de línea de individuos heterocigotos (Gallais, 1979) tan pronto como la generación S 0 aceleraría la ganancia genética al reducir la duración de los ciclos de reproducción y brindar una oportunidad para aumentar la presión de selección. Nuestro equipo ha emprendido el desarrollo de dicho modelo en el marco del programa de mejoramiento de arroz de secano que estamos ejecutando en colaboración con el CIAT en Colombia, utilizando un esquema de mejoramiento de la población (Grenier et al., 2015). Otro paso importante para aprovechar el potencial de GS en el mejoramiento del arroz sería conectar los modelos de predicción genómica con modelos ecofisiológicos de cultivo, como EcoMeristem (Luquet et al., 2006) y Samara (Dingkuhn et <text:soft-page-break/>al., 2016). para predecir GEI para ambientes no observados, y por lo tanto los rendimientos y la estabilidad de las líneas, basándose únicamente en la información genotíp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5T10:10:43.792377642</meta:creation-date>
    <meta:generator>LibreOffice/6.0.7.3$Linux_X86_64 LibreOffice_project/00m0$Build-3</meta:generator>
    <dc:date>2022-01-26T05:50:56.887382079</dc:date>
    <meta:editing-duration>PT2H35M25S</meta:editing-duration>
    <meta:editing-cycles>45</meta:editing-cycles>
    <meta:document-statistic meta:table-count="0" meta:image-count="0" meta:object-count="0" meta:page-count="9" meta:paragraph-count="37" meta:word-count="5335" meta:character-count="33429" meta:non-whitespace-character-count="28128"/>
  </office:meta>
</office:document-meta>
</file>